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" fo:font-size="20pt" officeooo:rsid="0016dbca" officeooo:paragraph-rsid="0016dbca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Lato" fo:font-size="15pt" officeooo:rsid="0016dbca" officeooo:paragraph-rsid="0016dbca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Lato" fo:font-size="15pt" officeooo:rsid="0016dbca" officeooo:paragraph-rsid="0016dbca" style:font-size-asian="15pt" style:font-size-complex="15pt"/>
    </style:style>
    <style:style style:name="P4" style:family="paragraph">
      <loext:graphic-properties draw:fill-color="#0f0f0f"/>
      <style:paragraph-properties fo:text-align="center" style:writing-mode="lr-tb"/>
    </style:style>
    <style:style style:name="P5" style:family="paragraph" style:parent-style-name="Standard">
      <style:paragraph-properties fo:text-align="start" style:justify-single-word="false"/>
      <style:text-properties style:font-name="Lato" fo:font-size="14pt" officeooo:rsid="0016dbca" officeooo:paragraph-rsid="0016dbca" style:font-size-asian="14pt" style:font-size-complex="14pt"/>
    </style:style>
    <style:style style:name="P6" style:family="paragraph">
      <loext:graphic-properties draw:fill-color="#eeeeee"/>
      <style:paragraph-properties fo:text-align="center" style:writing-mode="lr-tb"/>
    </style:style>
    <style:style style:name="P7" style:family="paragraph" style:parent-style-name="Standard">
      <style:paragraph-properties fo:text-align="start" style:justify-single-word="false"/>
      <style:text-properties officeooo:paragraph-rsid="0016dbca"/>
    </style:style>
    <style:style style:name="P8" style:family="paragraph">
      <loext:graphic-properties draw:fill-color="#ff0d39"/>
      <style:paragraph-properties fo:text-align="center" style:writing-mode="lr-tb"/>
    </style:style>
    <style:style style:name="P9" style:family="paragraph" style:parent-style-name="Standard">
      <style:paragraph-properties fo:text-align="start" style:justify-single-word="false"/>
      <style:text-properties style:font-name="Lato" fo:font-size="15pt" officeooo:rsid="001b603a" officeooo:paragraph-rsid="001b603a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Lato" fo:font-size="12pt" officeooo:rsid="001e814b" officeooo:paragraph-rsid="001e814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ato" fo:font-size="12pt" officeooo:rsid="001f7b06" officeooo:paragraph-rsid="001f7b0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ato" fo:font-size="12pt" officeooo:rsid="00215fc1" officeooo:paragraph-rsid="00215fc1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ato" fo:font-size="12pt" officeooo:rsid="0025105e" officeooo:paragraph-rsid="0025105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ato" fo:font-size="12pt" officeooo:rsid="00231740" officeooo:paragraph-rsid="00231740" style:font-size-asian="12pt" style:font-size-complex="12pt"/>
    </style:style>
    <style:style style:name="T1" style:family="text">
      <style:text-properties style:font-name="Lato" fo:font-size="14pt" officeooo:rsid="0016dbca" style:font-size-asian="14pt" style:font-size-complex="14pt"/>
    </style:style>
    <style:style style:name="T2" style:family="text">
      <style:text-properties officeooo:rsid="001de7e0"/>
    </style:style>
    <style:style style:name="T3" style:family="text">
      <style:text-properties officeooo:rsid="002408e7"/>
    </style:style>
    <style:style style:name="gr1" style:family="graphic">
      <style:graphic-properties draw:stroke="none" svg:stroke-color="#000000" draw:fill-color="#0f0f0f" draw:textarea-horizontal-align="justify" draw:textarea-vertical-align="middle" draw:auto-grow-height="false" fo:min-height="0.642cm" fo:min-width="0.642cm" style:writing-mode="lr-tb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0.642cm" fo:min-width="0.642cm" style:writing-mode="lr-tb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-color="#ff0d39" draw:textarea-horizontal-align="justify" draw:textarea-vertical-align="middle" draw:auto-grow-height="false" fo:min-height="0.642cm" fo:min-width="0.642cm" style:writing-mode="lr-tb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Portfolio ReactJS</text:p>
      <text:p text:style-name="P2">Hantaou Karim</text:p>
      <text:p text:style-name="P2"/>
      <text:p text:style-name="P3"/>
      <text:p text:style-name="P3"/>
      <text:p text:style-name="P3"/>
      <text:p text:style-name="P3">Couleurs :</text:p>
      <text:p text:style-name="P3"><draw:custom-shape text:anchor-type="paragraph" draw:z-index="0" draw:name="Forme 1" draw:style-name="gr1" draw:text-style-name="P4" svg:width="0.643cm" svg:height="0.643cm" svg:x="3.062cm" svg:y="0.614cm"><text:p/><draw:enhanced-geometry svg:viewBox="0 0 21600 21600" draw:type="rectangle" draw:enhanced-path="M 0 0 L 21600 0 21600 21600 0 21600 0 0 Z N"/></draw:custom-shape></text:p>
      <text:p text:style-name="P5">#0f0f0f </text:p>
      <text:p text:style-name="P5"><draw:custom-shape text:anchor-type="paragraph" draw:z-index="1" draw:name="Forme 3" draw:style-name="gr2" draw:text-style-name="P6" svg:width="0.643cm" svg:height="0.643cm" svg:x="3.062cm" svg:y="0.594cm"><text:p/><draw:enhanced-geometry svg:viewBox="0 0 21600 21600" draw:type="rectangle" draw:enhanced-path="M 0 0 L 21600 0 21600 21600 0 21600 0 0 Z N"/></draw:custom-shape></text:p>
      <text:p text:style-name="P5">#EEEEEE</text:p>
      <text:p text:style-name="P5"/>
      <text:p text:style-name="P7"><draw:custom-shape text:anchor-type="paragraph" draw:z-index="2" draw:name="Forme 2" draw:style-name="gr3" draw:text-style-name="P8" svg:width="0.643cm" svg:height="0.643cm" svg:x="3.062cm" svg:y="0.012cm"><text:p/><draw:enhanced-geometry svg:viewBox="0 0 21600 21600" draw:type="rectangle" draw:enhanced-path="M 0 0 L 21600 0 21600 21600 0 21600 0 0 Z N"/></draw:custom-shape><text:span text:style-name="T1">#ff0d39</text:span></text:p>
      <text:p text:style-name="P5"/>
      <text:p text:style-name="P3"/>
      <text:p text:style-name="P9"><text:span text:style-name="T2">Contenu </text:span>:</text:p>
      <text:p text:style-name="P9"/>
      <text:p text:style-name="P10">Présentation<text:line-break/>Compétences</text:p>
      <text:p text:style-name="P11">Projets<text:line-break/>Parcours scolaire<text:line-break/>Me contacter</text:p>
      <text:p text:style-name="P11"/>
      <text:p text:style-name="P11"/>
      <text:p text:style-name="P12">Fonctionnement :<text:line-break/><text:line-break/>Une seule page séparé en sections qui fonts toutes l’intégralité de la page.</text:p>
      <text:p text:style-name="P12">Une bar de navigation sur la droite pour emmener aux différentes sections.</text:p>
      <text:p text:style-name="P13">Quand la première section est dépassée la barre de navigation est afficher sur la gauche.</text:p>
      <text:p text:style-name="P12"/>
      <text:p text:style-name="P14">Éléments :</text:p>
      <text:p text:style-name="P14"/>
      <text:p text:style-name="P14">VerticalLine : Ligne vertical, on peut entrer en paramètres la hauteur, <text:span text:style-name="T3">la largeur</text:span> et la <text:span text:style-name="T3">couleur</text:span>.<text:line-break/><text:span text:style-name="T3">NavBar : Barre de navigat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3T21:25:31.463096600</meta:creation-date>
    <dc:date>2025-08-16T18:16:12.577047600</dc:date>
    <meta:editing-duration>PT7H42M27S</meta:editing-duration>
    <meta:editing-cycles>12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4" meta:word-count="84" meta:character-count="533" meta:non-whitespace-character-count="461"/>
  </office:meta>
</office:document-meta>
</file>